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map style:condition="cell-content()!=0" style:apply-style-name="Error" style:base-cell-address="Eclaté.I5"/>
    </style:style>
    <style:style style:name="ce41" style:family="table-cell" style:parent-style-name="Default" style:data-style-name="N99">
      <style:map style:condition="cell-content()!=1" style:apply-style-name="Error" style:base-cell-address="Eclaté.M5"/>
    </style:style>
    <style:style style:name="ce42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/>
    <style:style style:name="ce52" style:family="table-cell" style:parent-style-name="Default" style:data-style-name="N108">
      <style:text-properties fo:font-weight="bold" style:font-weight-asian="bold" style:font-weight-complex="bold"/>
    </style:style>
    <style:style style:name="ce53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2" table:number-columns-spanned="12" table:number-rows-spanned="1"/>
          <table:covered-table-cell table:number-columns-repeated="6"/>
          <table:covered-table-cell table:style-name="ce38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33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2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2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2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2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2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2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2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40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1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2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2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2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2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2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2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2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2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2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2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2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2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2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2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40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41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2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2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2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2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2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2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2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2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2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2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2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2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2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2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2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2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40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2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2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2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2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2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2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2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2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2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2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2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2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40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2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2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2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2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2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41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2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2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2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2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2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2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2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2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2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2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2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2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2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2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2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2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2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2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2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2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2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2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2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2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2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2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2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2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2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2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40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41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2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2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2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2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2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2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2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2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2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2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40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41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2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2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2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2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2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2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2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2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2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2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40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1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2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2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2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2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2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1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2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2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2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2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2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2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2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2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2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2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2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2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2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2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2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2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2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2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2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2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40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1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2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2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2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2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2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2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2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2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2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2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2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2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40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41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2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2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2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2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2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2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2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2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2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2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2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2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40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41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2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2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2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2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2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2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2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2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2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2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2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2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40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1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2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2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2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2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2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2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2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2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2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2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2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2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2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2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2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2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2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2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2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2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2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2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2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2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2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1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2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2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2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2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2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2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2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2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2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2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40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41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2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2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2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2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2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2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2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2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2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2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41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2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2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2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2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2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2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2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2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2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2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40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1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2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2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2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2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2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1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2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2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2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2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2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2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2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2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2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2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2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2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2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2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2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2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2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2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2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2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2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2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2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2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2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2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2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2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2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2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2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2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2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2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2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2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2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41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2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2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2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2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2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2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2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2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2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2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2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2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2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2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2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2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2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2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2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2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2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2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2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2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2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2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2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2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2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2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2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2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2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2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2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2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2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2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2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2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2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2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2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2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2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2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2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2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2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2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2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2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2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2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2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2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2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2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2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40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41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2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2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2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2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2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40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41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2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2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2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2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2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2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2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2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2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2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2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2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2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2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2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2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2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2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2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2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2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2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2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2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2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2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2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2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2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2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40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1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2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2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2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2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2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1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2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2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2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2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2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2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2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2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2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2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2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2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2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2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2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2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2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2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2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2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2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2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2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2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2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2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2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2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2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2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2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2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2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2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2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2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2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1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2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2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2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2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2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2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2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2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2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2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2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2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41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2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2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2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2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2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2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2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2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2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2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2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2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2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2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2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2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2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2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2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2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2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2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2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2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2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2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2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2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2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2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2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2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2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2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2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2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2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2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2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2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2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2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40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41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2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2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2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2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2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41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2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2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2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2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2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2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2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2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2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2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2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2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2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2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2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40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2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2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2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2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2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2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2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2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2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2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40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2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2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2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2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2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2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2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40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1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2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2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1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2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2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2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2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2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2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40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2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2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40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2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2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40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2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2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2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2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40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2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2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40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41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2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2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2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40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2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2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2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2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2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2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40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2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2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2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2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2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2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2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2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2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2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2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2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2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2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2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2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2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2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2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2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2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40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2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2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2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2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2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2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2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2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2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2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2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2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40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2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2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40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2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2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2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2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2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2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40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1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2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2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1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2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2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2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2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2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2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2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2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40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1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2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2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2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2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2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2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40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2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2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2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2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2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40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2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2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2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2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2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2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40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2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2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2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2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2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2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2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2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2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2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2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2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2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2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2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2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2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2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2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2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2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2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2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2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2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2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2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2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2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40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2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2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40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2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2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2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2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2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2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40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2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2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2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2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40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1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2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2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1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2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2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2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2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2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2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2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2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40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1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2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2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2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2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2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2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40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2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2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2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2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2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40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2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2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2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40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2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2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2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40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41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2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2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2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2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2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2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2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2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2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2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2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40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2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2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2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2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40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2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2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2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2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2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2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40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41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2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2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40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2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2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40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41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2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2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2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2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2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2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40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41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2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2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40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2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2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40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2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2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40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2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2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40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2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2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2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2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1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2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2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1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2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2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1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2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2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4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4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3" office:value-type="float" office:value="7" calcext:value-type="float">
            <text:p>7</text:p>
          </table:table-cell>
          <table:table-cell table:style-name="ce52" office:value-type="currency" office:currency="EUR" office:value="30" calcext:value-type="currency">
            <text:p>30,00 €</text:p>
          </table:table-cell>
          <table:table-cell table:style-name="ce52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4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50" calcext:value-type="float">
            <text:p>850</text:p>
          </table:table-cell>
          <table:table-cell table:style-name="ce43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800" calcext:value-type="float">
            <text:p>800</text:p>
          </table:table-cell>
          <table:table-cell table:style-name="ce43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850" calcext:value-type="float">
            <text:p>1850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1035" calcext:value-type="float">
            <text:p>1035</text:p>
          </table:table-cell>
          <table:table-cell table:style-name="ce43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250" calcext:value-type="float">
            <text:p>250</text:p>
          </table:table-cell>
          <table:table-cell table:style-name="ce43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10]+50" office:value-type="float" office:value="1480" calcext:value-type="float">
            <text:p>1480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1]+50" office:value-type="float" office:value="1480" calcext:value-type="float">
            <text:p>1480</text:p>
          </table:table-cell>
          <table:table-cell table:style-name="ce43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2]+50" office:value-type="float" office:value="1480" calcext:value-type="float">
            <text:p>1480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2059" calcext:value-type="float">
            <text:p>2059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5]+50" office:value-type="float" office:value="2059" calcext:value-type="float">
            <text:p>2059</text:p>
          </table:table-cell>
          <table:table-cell table:style-name="ce43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6]+50" office:value-type="float" office:value="436" calcext:value-type="float">
            <text:p>436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436" calcext:value-type="float">
            <text:p>436</text:p>
          </table:table-cell>
          <table:table-cell table:style-name="ce43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775" calcext:value-type="float">
            <text:p>775</text:p>
          </table:table-cell>
          <table:table-cell table:style-name="ce43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20]+50" office:value-type="float" office:value="1429" calcext:value-type="float">
            <text:p>1429</text:p>
          </table:table-cell>
          <table:table-cell table:style-name="ce43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1]+50" office:value-type="float" office:value="1429" calcext:value-type="float">
            <text:p>1429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429" calcext:value-type="float">
            <text:p>1429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059" calcext:value-type="float">
            <text:p>205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059" calcext:value-type="float">
            <text:p>205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36" calcext:value-type="float">
            <text:p>436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36" calcext:value-type="float">
            <text:p>436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740" calcext:value-type="float">
            <text:p>740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800" calcext:value-type="float">
            <text:p>180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1]+50" office:value-type="float" office:value="1800" calcext:value-type="float">
            <text:p>1800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2]+50" office:value-type="float" office:value="1800" calcext:value-type="float">
            <text:p>180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4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4" calcext:value-type="float">
            <text:p>4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4]+50" office:value-type="float" office:value="2109" calcext:value-type="float">
            <text:p>2109</text:p>
          </table:table-cell>
          <table:table-cell table:style-name="ce43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1-2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5]+50" office:value-type="float" office:value="2109" calcext:value-type="float">
            <text:p>2109</text:p>
          </table:table-cell>
          <table:table-cell table:style-name="ce43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4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6]+50" office:value-type="float" office:value="401" calcext:value-type="float">
            <text:p>401</text:p>
          </table:table-cell>
          <table:table-cell table:style-name="ce43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1-2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7]+50" office:value-type="float" office:value="401" calcext:value-type="float">
            <text:p>401</text:p>
          </table:table-cell>
          <table:table-cell table:style-name="ce43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5" calcext:value-type="float">
            <text:p>15</text:p>
          </table:table-cell>
          <table:table-cell office:value-type="float" office:value="579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12-22T00:00:00</dc:date>
              <text:p text:style-name="P1"><text:span text:style-name="T1">459 si lamello plutôt que tenons/mortaises</text:span></text:p>
            </office:annotation>
            <text:p>57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8]+50" office:value-type="float" office:value="629" calcext:value-type="float">
            <text:p>629</text:p>
          </table:table-cell>
          <table:table-cell table:style-name="ce43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1]+50" office:value-type="float" office:value="587" calcext:value-type="float">
            <text:p>587</text:p>
          </table:table-cell>
          <table:table-cell table:style-name="ce43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2]+50" office:value-type="float" office:value="578" calcext:value-type="float">
            <text:p>578</text:p>
          </table:table-cell>
          <table:table-cell table:style-name="ce43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46]+50" office:value-type="float" office:value="2600" calcext:value-type="float">
            <text:p>2600</text:p>
          </table:table-cell>
          <table:table-cell table:style-name="ce43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7]+50" office:value-type="float" office:value="1250" calcext:value-type="float">
            <text:p>1250</text:p>
          </table:table-cell>
          <table:table-cell table:style-name="ce43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8]+50" office:value-type="float" office:value="556" calcext:value-type="float">
            <text:p>556</text:p>
          </table:table-cell>
          <table:table-cell table:style-name="ce43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3"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9]+50" office:value-type="float" office:value="1360" calcext:value-type="float">
            <text:p>1360</text:p>
          </table:table-cell>
          <table:table-cell table:style-name="ce43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50]+50" office:value-type="float" office:value="556" calcext:value-type="float">
            <text:p>556</text:p>
          </table:table-cell>
          <table:table-cell table:style-name="ce43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table:number-columns-repeated="6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]+50" office:value-type="float" office:value="850" calcext:value-type="float">
            <text:p>850</text:p>
          </table:table-cell>
          <table:table-cell table:style-name="ce43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00" calcext:value-type="float">
            <text:p>800</text:p>
          </table:table-cell>
          <table:table-cell table:style-name="ce43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1850" calcext:value-type="float">
            <text:p>1850</text:p>
          </table:table-cell>
          <table:table-cell table:style-name="ce43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035" calcext:value-type="float">
            <text:p>1035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250" calcext:value-type="float">
            <text:p>250</text:p>
          </table:table-cell>
          <table:table-cell table:style-name="ce43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1480" calcext:value-type="float">
            <text:p>1480</text:p>
          </table:table-cell>
          <table:table-cell table:style-name="ce43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9]+50" office:value-type="float" office:value="1480" calcext:value-type="float">
            <text:p>1480</text:p>
          </table:table-cell>
          <table:table-cell table:style-name="ce43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0]+50" office:value-type="float" office:value="2059" calcext:value-type="float">
            <text:p>2059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1]+50" office:value-type="float" office:value="2059" calcext:value-type="float">
            <text:p>2059</text:p>
          </table:table-cell>
          <table:table-cell table:style-name="ce43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2]+50" office:value-type="float" office:value="436" calcext:value-type="float">
            <text:p>436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3]+50" office:value-type="float" office:value="436" calcext:value-type="float">
            <text:p>436</text:p>
          </table:table-cell>
          <table:table-cell table:style-name="ce43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775" calcext:value-type="float">
            <text:p>775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5]+50" office:value-type="float" office:value="1429" calcext:value-type="float">
            <text:p>1429</text:p>
          </table:table-cell>
          <table:table-cell table:style-name="ce43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6]+50" office:value-type="float" office:value="1429" calcext:value-type="float">
            <text:p>1429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2059" calcext:value-type="float">
            <text:p>2059</text:p>
          </table:table-cell>
          <table:table-cell table:style-name="ce43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2059" calcext:value-type="float">
            <text:p>2059</text:p>
          </table:table-cell>
          <table:table-cell table:style-name="ce43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9]+50" office:value-type="float" office:value="436" calcext:value-type="float">
            <text:p>436</text:p>
          </table:table-cell>
          <table:table-cell table:style-name="ce43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0]+50" office:value-type="float" office:value="436" calcext:value-type="float">
            <text:p>436</text:p>
          </table:table-cell>
          <table:table-cell table:style-name="ce43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1]+50" office:value-type="float" office:value="740" calcext:value-type="float">
            <text:p>740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190" calcext:value-type="float">
            <text:p>1190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3]+50" office:value-type="float" office:value="1190" calcext:value-type="float">
            <text:p>1190</text:p>
          </table:table-cell>
          <table:table-cell table:style-name="ce43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109" calcext:value-type="float">
            <text:p>210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109" calcext:value-type="float">
            <text:p>210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01" calcext:value-type="float">
            <text:p>401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01" calcext:value-type="float">
            <text:p>401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618" calcext:value-type="float">
            <text:p>618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29]+50" office:value-type="float" office:value="2600" calcext:value-type="float">
            <text:p>2600</text:p>
          </table:table-cell>
          <table:table-cell table:style-name="ce43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480" calcext:value-type="float">
            <text:p>148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1]+50" office:value-type="float" office:value="1429" calcext:value-type="float">
            <text:p>1429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2]+50" office:value-type="float" office:value="1190" calcext:value-type="float">
            <text:p>119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3]+50" office:value-type="float" office:value="587" calcext:value-type="float">
            <text:p>587</text:p>
          </table:table-cell>
          <table:table-cell table:style-name="ce43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4]+50" office:value-type="float" office:value="578" calcext:value-type="float">
            <text:p>578</text:p>
          </table:table-cell>
          <table:table-cell table:style-name="ce43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5]+50" office:value-type="float" office:value="1250" calcext:value-type="float">
            <text:p>1250</text:p>
          </table:table-cell>
          <table:table-cell table:style-name="ce43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6]+50" office:value-type="float" office:value="556" calcext:value-type="float">
            <text:p>556</text:p>
          </table:table-cell>
          <table:table-cell table:style-name="ce43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7]+50" office:value-type="float" office:value="1360" calcext:value-type="float">
            <text:p>1360</text:p>
          </table:table-cell>
          <table:table-cell table:style-name="ce43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8]+50" office:value-type="float" office:value="556" calcext:value-type="float">
            <text:p>556</text:p>
          </table:table-cell>
          <table:table-cell table:style-name="ce43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2-12-22T16:49:12.172678964</dc:date>
    <meta:editing-duration>P7DT5H41M17S</meta:editing-duration>
    <meta:editing-cycles>770</meta:editing-cycles>
    <meta:generator>LibreOffice/7.4.2.3$Linux_X86_64 LibreOffice_project/40$Build-3</meta:generator>
    <meta:document-statistic meta:table-count="5" meta:cell-count="7099" meta:object-count="0"/>
  </office:meta>
</office:document-meta>
</file>